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IPAexゴシック" svg:font-family="IPAex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27cm" draw:marker-end-width="0.227cm" draw:fill-color="#ffffff" draw:textarea-horizontal-align="justify" draw:textarea-vertical-align="middle" draw:auto-grow-height="false" fo:min-height="0.034cm" fo:min-width="1.41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draw:marker-start-width="0.227cm" draw:marker-end-width="0.227cm" draw:fill-color="#ffffff" draw:textarea-horizontal-align="justify" draw:textarea-vertical-align="middle" draw:auto-grow-height="false" fo:min-height="1.998cm" fo:min-width="0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815cm" fo:min-width="3.38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852cm" fo:min-width="1.031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ffffff" draw:marker-start-width="0.279cm" draw:marker-end-width="0.279cm" draw:fill-color="#ffffff" draw:textarea-horizontal-align="justify" draw:textarea-vertical-align="middle" draw:auto-grow-height="false" fo:min-height="2.344cm" fo:min-width="3.041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64cm" fo:min-width="0.888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0.397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0.063cm" fo:min-width="1.546cm" fo:padding-top="0.177cm" fo:padding-bottom="0.177cm" fo:padding-left="0.302cm" fo:padding-right="0.302cm" draw:shadow="hidden"/>
    </style:style>
    <style:style style:name="gr9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0.064cm" fo:min-width="1.546cm" fo:padding-top="0.177cm" fo:padding-bottom="0.177cm" fo:padding-left="0.302cm" fo:padding-right="0.302cm" draw:shadow="hidden"/>
    </style:style>
    <style:style style:name="gr10" style:family="graphic" style:parent-style-name="standard">
      <style:graphic-properties draw:stroke="solid" svg:stroke-width="0.053cm" svg:stroke-color="#000000" draw:marker-start-width="0.252cm" draw:marker-end-width="0.252cm" draw:fill-color="#ffffff" draw:textarea-horizontal-align="justify" draw:textarea-vertical-align="middle" draw:auto-grow-height="false" fo:min-height="0.098cm" fo:min-width="5.148cm" fo:padding-top="0.151cm" fo:padding-bottom="0.151cm" fo:padding-left="0.276cm" fo:padding-right="0.276cm" draw:shadow="hidden"/>
    </style:style>
    <style:style style:name="gr11" style:family="graphic" style:parent-style-name="standard">
      <style:graphic-properties draw:stroke="solid" svg:stroke-width="0.053cm" svg:stroke-color="#000000" draw:marker-start-width="0.252cm" draw:marker-end-width="0.252cm" draw:fill-color="#ffffff" draw:textarea-horizontal-align="justify" draw:textarea-vertical-align="middle" draw:auto-grow-height="false" fo:min-height="0.198cm" fo:min-width="5.148cm" fo:padding-top="0.151cm" fo:padding-bottom="0.151cm" fo:padding-left="0.276cm" fo:padding-right="0.276cm" draw:shadow="hidden"/>
    </style:style>
    <style:style style:name="gr12" style:family="graphic" style:parent-style-name="standard">
      <style:graphic-properties draw:stroke="solid" svg:stroke-width="0.106cm" svg:stroke-color="#000000" draw:marker-start-width="0.464cm" draw:marker-end-width="0.464cm" draw:fill-color="#ffffff" draw:textarea-horizontal-align="justify" draw:textarea-vertical-align="middle" draw:auto-grow-height="false" fo:min-height="0.063cm" fo:min-width="1.546cm" fo:padding-top="0.177cm" fo:padding-bottom="0.177cm" fo:padding-left="0.302cm" fo:padding-right="0.302cm" draw:shadow="hidden"/>
    </style:style>
    <style:style style:name="gr13" style:family="graphic" style:parent-style-name="standard">
      <style:graphic-properties draw:stroke="solid" svg:stroke-width="0.106cm" svg:stroke-color="#000000" draw:marker-start-width="0.464cm" draw:marker-end-width="0.464cm" draw:fill-color="#ffffff" draw:textarea-horizontal-align="justify" draw:textarea-vertical-align="middle" draw:auto-grow-height="false" fo:min-height="0.064cm" fo:min-width="1.546cm" fo:padding-top="0.177cm" fo:padding-bottom="0.177cm" fo:padding-left="0.302cm" fo:padding-right="0.302cm" draw:shadow="hidden"/>
    </style:style>
    <style:style style:name="gr14" style:family="graphic" style:parent-style-name="standard">
      <style:graphic-properties draw:stroke="solid" svg:stroke-width="0.053cm" svg:stroke-color="#000000" draw:marker-start-width="0.252cm" draw:marker-end-width="0.252cm" draw:textarea-horizontal-align="justify" draw:textarea-vertical-align="middle" draw:auto-grow-height="false" fo:min-height="0.946cm" fo:min-width="7.189cm" fo:padding-top="0.151cm" fo:padding-bottom="0.151cm" fo:padding-left="0.276cm" fo:padding-right="0.276cm" draw:shadow="hidden"/>
    </style:style>
    <style:style style:name="gr15" style:family="graphic" style:parent-style-name="standard">
      <style:graphic-properties draw:stroke="solid" svg:stroke-width="0.053cm" svg:stroke-color="#000000" draw:marker-start-width="0.252cm" draw:marker-end-width="0.252cm" draw:textarea-horizontal-align="justify" draw:textarea-vertical-align="middle" draw:auto-grow-height="false" fo:min-height="0.419cm" fo:min-width="0.105cm" fo:padding-top="0.151cm" fo:padding-bottom="0.151cm" fo:padding-left="0.276cm" fo:padding-right="0.276cm" draw:shadow="hidden"/>
    </style:style>
    <style:style style:name="gr16" style:family="graphic" style:parent-style-name="standard">
      <style:graphic-properties draw:stroke="solid" svg:stroke-width="0.053cm" svg:stroke-color="#000000" draw:marker-start-width="0.252cm" draw:marker-end-width="0.252cm" draw:textarea-horizontal-align="justify" draw:textarea-vertical-align="middle" draw:auto-grow-height="false" fo:min-height="0.418cm" fo:min-width="0.108cm" fo:padding-top="0.151cm" fo:padding-bottom="0.151cm" fo:padding-left="0.276cm" fo:padding-right="0.276cm" draw:shadow="hidden"/>
    </style:style>
    <style:style style:name="gr17" style:family="graphic" style:parent-style-name="standard">
      <style:graphic-properties draw:stroke="solid" svg:stroke-width="0.053cm" svg:stroke-color="#000000" draw:marker-start="Arrow" draw:marker-start-width="0.3cm" draw:textarea-vertical-align="middle" fo:padding-top="0.151cm" fo:padding-bottom="0.151cm" fo:padding-left="0.276cm" fo:padding-right="0.276cm" draw:shadow="hidden"/>
    </style:style>
    <style:style style:name="gr18" style:family="graphic" style:parent-style-name="standard">
      <style:graphic-properties draw:stroke="solid" svg:stroke-width="0.053cm" svg:stroke-color="#000000" draw:fill-color="#ffffff" draw:textarea-horizontal-align="justify" draw:textarea-vertical-align="middle" draw:auto-grow-height="false" fo:min-height="11.598cm" fo:min-width="0.048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14cm" fo:min-width="0.51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257cm" fo:min-width="0.151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0000" draw:marker-start-width="0.227cm" draw:marker-end-width="0.227cm" draw:fill-color="#ffffff" draw:textarea-horizontal-align="justify" draw:textarea-vertical-align="middle" draw:auto-grow-height="false" fo:min-height="0.83cm" fo:min-width="0.58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257cm" fo:min-width="0.15cm" fo:padding-top="0.151cm" fo:padding-bottom="0.151cm" fo:padding-left="0.276cm" fo:padding-right="0.276cm"/>
    </style:style>
    <style:style style:name="gr23" style:family="graphic" style:parent-style-name="objectwithoutfill">
      <style:graphic-properties draw:stroke="solid" svg:stroke-width="0.053cm" draw:marker-start-width="0.227cm" draw:marker-end-width="0.227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1cm" fo:min-width="1.023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98cm" fo:min-width="0.548cm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0.254cm" fo:min-width="0.172cm"/>
    </style:style>
    <style:style style:name="gr28" style:family="graphic" style:parent-style-name="standard">
      <style:graphic-properties draw:stroke="solid" svg:stroke-width="0.053cm" svg:stroke-color="#000000" draw:marker-start-width="0.227cm" draw:marker-end-width="0.227cm" draw:fill="none" draw:fill-color="#ffffff" draw:textarea-horizontal-align="justify" draw:textarea-vertical-align="middle" draw:auto-grow-height="false" fo:min-height="4.898cm" fo:min-width="0.448cm" fo:padding-top="0.151cm" fo:padding-bottom="0.151cm" fo:padding-left="0.276cm" fo:padding-right="0.276cm" draw:shadow="hidden"/>
    </style:style>
    <style:style style:name="gr29" style:family="graphic" style:parent-style-name="standard">
      <style:graphic-properties svg:stroke-color="#ffffff" draw:fill-color="#ffffff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3.5cm" svg:height="0.6cm" svg:x="3.293cm" svg:y="15.7cm">
                <text:p/>
  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2" draw:text-style-name="P1" draw:layer="layout" svg:width="0.4cm" svg:height="2.3cm" draw:transform="rotate (1.15523343189505) translate (3.221cm 11.87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3" draw:text-style-name="P1" draw:layer="layout" svg:width="3.932cm" svg:height="3.117cm" svg:x="14.521cm" svg:y="13.083cm">
                  <text:p/>
  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  </draw:custom-shape>
                <draw:g>
                  <draw:g>
                    <draw:custom-shape draw:style-name="gr4" draw:text-style-name="P1" draw:layer="layout" svg:width="2.237cm" svg:height="3.046cm" svg:x="15.316cm" svg:y="11.6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5" draw:text-style-name="P1" draw:layer="layout" svg:width="3.593cm" svg:height="2.646cm" svg:x="14.66cm" svg:y="10.4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6" draw:text-style-name="P1" draw:layer="layout" svg:width="2.034cm" svg:height="2.78cm" svg:x="15.41cm" svg:y="11.727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7" draw:text-style-name="P1" draw:layer="layout" svg:width="0.949cm" svg:height="0.762cm" svg:x="15.952cm" svg:y="11.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7" draw:text-style-name="P1" draw:layer="layout" svg:width="0.949cm" svg:height="0.762cm" svg:x="15.952cm" svg:y="10.4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  <draw:g>
                <draw:g>
                  <draw:custom-shape draw:style-name="gr8" draw:text-style-name="P1" draw:layer="layout" svg:width="4.3cm" svg:height="0.833cm" svg:x="2.721cm" svg:y="16.3cm">
                    <text:p/>
    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    </draw:custom-shape>
                  <draw:custom-shape draw:style-name="gr8" draw:text-style-name="P1" draw:layer="layout" svg:width="4.3cm" svg:height="0.833cm" svg:x="2.721cm" svg:y="17.967cm">
                    <text:p/>
    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    </draw:custom-shape>
                  <draw:custom-shape draw:style-name="gr9" draw:text-style-name="P1" draw:layer="layout" svg:width="4.3cm" svg:height="0.834cm" svg:x="2.721cm" svg:y="17.133cm">
                    <text:p/>
    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    </draw:custom-shape>
                </draw:g>
                <draw:custom-shape draw:style-name="gr10" draw:text-style-name="P1" draw:layer="layout" svg:width="5.7cm" svg:height="0.4cm" svg:x="1.921cm" svg:y="16.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" draw:text-style-name="P1" draw:layer="layout" svg:width="5.7cm" svg:height="0.5cm" svg:x="1.921cm" svg:y="18.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12" draw:text-style-name="P1" draw:layer="layout" svg:width="4.3cm" svg:height="0.833cm" svg:x="14.521cm" svg:y="16.2cm">
                    <text:p/>
    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    </draw:custom-shape>
                  <draw:custom-shape draw:style-name="gr12" draw:text-style-name="P1" draw:layer="layout" svg:width="4.3cm" svg:height="0.833cm" svg:x="14.521cm" svg:y="17.867cm">
                    <text:p/>
    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    </draw:custom-shape>
                  <draw:custom-shape draw:style-name="gr13" draw:text-style-name="P1" draw:layer="layout" svg:width="4.3cm" svg:height="0.834cm" svg:x="14.521cm" svg:y="17.033cm">
                    <text:p/>
    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    </draw:custom-shape>
                </draw:g>
                <draw:custom-shape draw:style-name="gr10" draw:text-style-name="P1" draw:layer="layout" svg:width="5.7cm" svg:height="0.4cm" svg:x="13.721cm" svg:y="16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" draw:text-style-name="P1" draw:layer="layout" svg:width="5.7cm" svg:height="0.5cm" svg:x="13.721cm" svg:y="18.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14" draw:text-style-name="P2" draw:layer="layout" svg:width="7.741cm" svg:height="1.247cm" draw:transform="skewX (-0.000872664625997194) rotate (2.66529230072054) translate (14.04cm 11.866cm)">
                    <text:p/>
                    <draw:enhanced-geometry svg:viewBox="0 0 21600 21600" draw:mirror-horizontal="false" draw:mirror-vertical="true" draw:glue-points="10800 0 0 10800 10800 21600 21600 10800" draw:text-areas="1060 3180 20540 18420" draw:type="flowchart-terminator" draw:enhanced-path="M 3470 21600 X 0 10800 3470 0 L 18130 0 X 21600 10800 18130 21600 Z N"/>
                  </draw:custom-shape>
                  <draw:custom-shape draw:style-name="gr15" draw:text-style-name="P2" draw:layer="layout" svg:width="0.657cm" svg:height="0.721cm" draw:transform="skewX (0.00139626340159552) rotate (-1.09449597392564) translate (9.296cm 11.063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6" draw:text-style-name="P2" draw:layer="layout" svg:width="0.66cm" svg:height="0.72cm" draw:transform="rotate (-1.09449597392564) translate (12.73cm 7.141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line draw:style-name="gr17" draw:text-style-name="P2" draw:layer="layout" svg:x1="9.39cm" svg:y1="11.923cm" svg:x2="9.894cm" svg:y2="12.901cm">
                    <text:p/>
                  </draw:line>
                  <draw:line draw:style-name="gr17" draw:text-style-name="P2" draw:layer="layout" svg:x1="11.76cm" svg:y1="6.161cm" svg:x2="12.298cm" svg:y2="7.204cm">
                    <text:p/>
                  </draw:line>
                </draw:g>
                <draw:custom-shape draw:style-name="gr18" draw:text-style-name="P1" draw:layer="layout" svg:width="0.6cm" svg:height="11.9cm" draw:transform="rotate (-1.09449597392564) translate (16.046cm 6.53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9" draw:text-style-name="P1" draw:layer="layout" svg:width="1.5cm" svg:height="2.038cm" svg:x="4.321cm" svg:y="14.15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0" draw:text-style-name="P1" draw:layer="layout" svg:width="0.703cm" svg:height="0.559cm" svg:x="4.719cm" svg:y="13.69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0" draw:text-style-name="P1" draw:layer="layout" svg:width="0.703cm" svg:height="0.559cm" svg:x="4.719cm" svg:y="13.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21" draw:text-style-name="P1" draw:layer="layout" svg:width="1.6cm" svg:height="1.6cm" svg:x="4.221cm" svg:y="11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1" draw:layer="layout" svg:width="1.5cm" svg:height="2.038cm" draw:transform="rotate (-1.00391338574714) translate (3.314cm 12.718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2" draw:text-style-name="P1" draw:layer="layout" svg:width="0.702cm" svg:height="0.559cm" draw:transform="rotate (-1.00391338574714) translate (3.916cm 12.80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2" draw:text-style-name="P1" draw:layer="layout" svg:width="0.702cm" svg:height="0.559cm" draw:transform="rotate (-1.00391338574714) translate (-19.33cm 27.60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2" draw:text-style-name="P1" draw:layer="layout" svg:width="0.702cm" svg:height="0.559cm" draw:transform="rotate (-1.00391338574714) translate (4.244cm 12.602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line draw:style-name="gr23" draw:text-style-name="P3" draw:layer="layout" svg:x1="7.421cm" svg:y1="10.9cm" svg:x2="7.421cm" svg:y2="10.9cm">
                <text:p/>
              </draw:line>
              <draw:line draw:style-name="gr23" draw:text-style-name="P3" draw:layer="layout" svg:x1="7.421cm" svg:y1="10.98cm" svg:x2="7.721cm" svg:y2="11.5cm">
                <text:p/>
              </draw:line>
              <draw:line draw:style-name="gr23" draw:text-style-name="P3" draw:layer="layout" svg:x1="14.021cm" svg:y1="7.6cm" svg:x2="14.321cm" svg:y2="8.12cm">
                <text:p/>
              </draw:line>
              <draw:g>
                <draw:custom-shape draw:style-name="gr24" draw:text-style-name="P1" draw:layer="layout" svg:width="1.7cm" svg:height="1.2cm" svg:x="15.594cm" svg:y="1.747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25" draw:text-style-name="P1" draw:layer="layout" svg:width="1.1cm" svg:height="0.5cm" svg:x="15.894cm" svg:y="2.0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line draw:style-name="gr26" draw:text-style-name="P3" draw:layer="layout" svg:x1="16.421cm" svg:y1="2.9cm" svg:x2="16.421cm" svg:y2="7cm">
                <text:p/>
              </draw:line>
              <draw:custom-shape draw:style-name="gr27" draw:text-style-name="P2" draw:layer="layout" svg:width="1.2cm" svg:height="0.9cm" svg:x="15.821cm" svg:y="4.7cm">
                <text:p/>
  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28" draw:text-style-name="P4" draw:layer="layout" svg:width="1cm" svg:height="5.2cm" svg:x="15.921cm" svg:y="5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olygon draw:style-name="gr29" draw:text-style-name="P1" draw:layer="layout" svg:width="0.499cm" svg:height="1.199cm" svg:x="15.995cm" svg:y="6.374cm" svg:viewBox="0 0 500 1200" draw:points="0,0 500,1000 0,1200">
                <text:p/>
              </draw:polygon>
            </draw:g>
          </draw:g>
          <draw:frame draw:style-name="gr30" draw:text-style-name="P6" draw:layer="layout" svg:width="3.702cm" svg:height="0.704cm" svg:x="10.821cm" svg:y="2.2cm">
            <draw:text-box>
              <text:p text:style-name="P5"><text:span text:style-name="T1">デ</text:span><text:span text:style-name="T1">ジ</text:span><text:span text:style-name="T1">タ</text:span><text:span text:style-name="T1">ル</text:span><text:span text:style-name="T1">温</text:span><text:span text:style-name="T1">度</text:span><text:span text:style-name="T1">計</text:span></text:p>
            </draw:text-box>
          </draw:frame>
          <draw:frame draw:style-name="gr30" draw:text-style-name="P6" draw:layer="layout" svg:width="5.074cm" svg:height="0.704cm" svg:x="5.047cm" svg:y="6.096cm">
            <draw:text-box>
              <text:p><text:span text:style-name="T1">リ</text:span><text:span text:style-name="T1">ー</text:span><text:span text:style-name="T1">ビ</text:span><text:span text:style-name="T1">ッ</text:span><text:span text:style-name="T1">ヒ</text:span><text:span text:style-name="T1">コ</text:span><text:span text:style-name="T1">ン</text:span><text:span text:style-name="T1">デ</text:span><text:span text:style-name="T1">ン</text:span><text:span text:style-name="T1">サ</text:span></text:p>
            </draw:text-box>
          </draw:frame>
          <draw:frame draw:style-name="gr30" draw:text-style-name="P6" draw:layer="layout" svg:width="3.702cm" svg:height="0.704cm" svg:x="1.121cm" svg:y="9.6cm">
            <draw:text-box>
              <text:p><text:span text:style-name="T1">三股コンデンサ</text:span></text:p>
            </draw:text-box>
          </draw:frame>
          <draw:frame draw:style-name="gr30" draw:text-style-name="P6" draw:layer="layout" svg:width="4.617cm" svg:height="0.704cm" svg:x="10.204cm" svg:y="3.596cm">
            <draw:text-box>
              <text:p><text:span text:style-name="T1">トの字型コンデ</text:span><text:span text:style-name="T1">ンサ</text:span></text:p>
            </draw:text-box>
          </draw:frame>
          <draw:path draw:style-name="gr26" draw:text-style-name="P3" draw:layer="layout" svg:width="0.931cm" svg:height="0cm" svg:x="18.446cm" svg:y="15.279cm" svg:viewBox="0 0 932 0" svg:d="M0 0h373 447 112">
            <text:p/>
          </draw:path>
          <draw:g>
            <draw:g>
              <draw:ellipse draw:style-name="gr31" draw:text-style-name="P2" draw:layer="layout" svg:width="0.676cm" svg:height="0.888cm" draw:transform="skewX (0.146433124242324) rotate (0.94177966437614) translate (18.711cm 14.854cm)" draw:kind="arc" draw:start-angle="240.01" draw:end-angle="4.1">
                <text:p/>
              </draw:ellipse>
              <draw:ellipse draw:style-name="gr31" draw:text-style-name="P2" draw:layer="layout" svg:width="0.677cm" svg:height="0.886cm" draw:transform="skewX (0.146782190092723) rotate (-2.19894032458766) translate (20.165cm 15.735cm)" draw:kind="arc" draw:start-angle="240.01" draw:end-angle="4.1">
                <text:p/>
              </draw:ellipse>
            </draw:g>
            <draw:g>
              <draw:ellipse draw:style-name="gr31" draw:text-style-name="P2" draw:layer="layout" svg:width="0.678cm" svg:height="0.887cm" draw:transform="skewX (0.145560459616327) rotate (0.941430598525741) translate (18.924cm 14.878cm)" draw:kind="arc" draw:start-angle="240.01" draw:end-angle="4.1">
                <text:p/>
              </draw:ellipse>
              <draw:ellipse draw:style-name="gr31" draw:text-style-name="P2" draw:layer="layout" svg:width="0.676cm" svg:height="0.888cm" draw:transform="skewX (0.146433124242324) rotate (-2.19981298921365) translate (20.378cm 15.759cm)" draw:kind="arc" draw:start-angle="240.01" draw:end-angle="4.1">
                <text:p/>
              </draw:ellipse>
            </draw:g>
          </draw:g>
          <draw:frame draw:style-name="gr30" draw:text-style-name="P6" draw:layer="layout" svg:width="3.702cm" svg:height="0.704cm" svg:x="18.421cm" svg:y="13.9cm">
            <draw:text-box>
              <text:p><text:span text:style-name="T1">スライダック→</text:span></text:p>
            </draw:text-box>
          </draw:frame>
          <draw:line draw:style-name="gr32" draw:text-style-name="P3" draw:layer="layout" svg:x1="3.721cm" svg:y1="10.4cm" svg:x2="4.521cm" svg:y2="11.6cm">
            <text:p/>
          </draw:line>
          <draw:line draw:style-name="gr32" draw:text-style-name="P3" draw:layer="layout" svg:x1="7.621cm" svg:y1="7cm" svg:x2="9.021cm" svg:y2="9.4cm">
            <text:p/>
          </draw:line>
          <draw:line draw:style-name="gr32" draw:text-style-name="P3" draw:layer="layout" svg:x1="12.721cm" svg:y1="4.3cm" svg:x2="15.521cm" svg:y2="6.4cm">
            <text:p/>
          </draw:line>
          <draw:line draw:style-name="gr32" draw:text-style-name="P3" draw:layer="layout" svg:x1="14.421cm" svg:y1="2.8cm" svg:x2="15.321cm" svg:y2="2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IPAexゴシック" svg:font-family="IPAex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IPAexゴシック" style:font-size-asian="24pt" style:language-asian="ja" style:country-asian="JP" style:font-name-complex="IPAex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IPAexゴシック" style:font-family-asian="IPAexゴシック" style:font-family-generic-asian="system" style:font-pitch-asian="variable" style:font-size-asian="18pt" style:font-style-asian="normal" style:font-weight-asian="normal" style:font-name-complex="IPAexゴシック" style:font-family-complex="IPAex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8T14:29:20.527920619</meta:creation-date>
    <dc:date>2017-04-28T16:50:46.838016210</dc:date>
    <meta:editing-duration>PT4M19S</meta:editing-duration>
    <meta:editing-cycles>2</meta:editing-cycles>
    <meta:generator>LibreOffice/5.3.2.2$Linux_X86_64 LibreOffice_project/30m0$Build-2</meta:generator>
    <meta:document-statistic meta:object-count="74"/>
  </office:meta>
</office:document-meta>
</file>